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JARDOTTY" svg:font-family="JARDOTTY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font-size="14pt" officeooo:paragraph-rsid="000515e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font-size="14pt" officeooo:rsid="000515e9" officeooo:paragraph-rsid="000515e9" style:font-size-asian="14pt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Streetwear" fo:font-size="22pt" officeooo:rsid="000515e9" officeooo:paragraph-rsid="000515e9" style:font-size-asian="22pt" style:font-size-complex="22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4pt" officeooo:paragraph-rsid="000515e9" style:font-size-asian="14pt" style:font-name-complex="Garamond" style:font-size-complex="14pt"/>
    </style:style>
    <style:style style:name="P5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4pt" officeooo:paragraph-rsid="000515e9" style:font-size-asian="14pt" style:font-name-complex="Garamond" style:font-size-complex="14pt"/>
    </style:style>
    <style:style style:name="P6" style:family="paragraph" style:parent-style-name="Standard" style:list-style-name="L2">
      <style:paragraph-properties fo:margin-top="0.106cm" fo:margin-bottom="0.106cm" loext:contextual-spacing="false" style:line-height-at-least="0.353cm" fo:text-align="justify" style:justify-single-word="false"/>
      <style:text-properties style:font-name="Garamond" fo:font-size="14pt" officeooo:paragraph-rsid="000515e9" style:font-size-asian="14pt" style:font-name-complex="Garamond" style:font-size-complex="14pt"/>
    </style:style>
    <style:style style:name="P7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4pt" officeooo:paragraph-rsid="00057472" style:font-size-asian="14pt" style:font-name-complex="Garamond" style:font-size-complex="14pt"/>
    </style:style>
    <style:style style:name="T1" style:family="text">
      <style:text-properties style:font-name="Garamond" style:font-name-complex="Garamond"/>
    </style:style>
    <style:style style:name="T2" style:family="text">
      <style:text-properties style:font-name="JARDOTTY" style:font-name-complex="Garamond"/>
    </style:style>
    <style:style style:name="T3" style:family="text">
      <style:text-properties style:font-name="Impact"/>
    </style:style>
    <style:style style:name="T4" style:family="text">
      <style:text-properties style:font-name="Garamond" fo:font-size="10pt" style:font-size-asian="10pt" style:font-name-complex="Garamond" style:font-size-complex="10pt"/>
    </style:style>
    <style:style style:name="T5" style:family="text">
      <style:text-properties style:font-name="Garamond" fo:font-size="10pt" fo:font-weight="bold" style:font-size-asian="10pt" style:font-weight-asian="bold" style:font-name-complex="Garamond" style:font-size-complex="10pt" style:font-weight-complex="bold"/>
    </style:style>
    <style:style style:name="T6" style:family="text">
      <style:text-properties style:font-name="Garamond" fo:font-size="10pt" fo:font-weight="bold" officeooo:rsid="00057472" style:font-size-asian="10pt" style:font-weight-asian="bold" style:font-name-complex="Garamond" style:font-size-complex="10pt" style:font-weight-complex="bold"/>
    </style:style>
    <style:style style:name="T7" style:family="text">
      <style:text-properties style:font-name="Garamond" fo:font-size="10pt" fo:font-style="italic" fo:font-weight="bold" style:font-size-asian="10pt" style:font-style-asian="italic" style:font-weight-asian="bold" style:font-name-complex="Garamond" style:font-size-complex="10pt" style:font-style-complex="italic" style:font-weight-complex="bold"/>
    </style:style>
    <style:style style:name="T8" style:family="text">
      <style:text-properties style:font-name="Garamond" fo:font-size="10pt" fo:font-style="italic" fo:font-weight="bold" officeooo:rsid="00057472" style:font-size-asian="10pt" style:font-style-asian="italic" style:font-weight-asian="bold" style:font-name-complex="Garamond" style:font-size-complex="10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3"><text:span text:style-name="T3">Chapter XXII</text:span> – Original Sin</text:p>
      <text:p text:style-name="P1"/>
      <text:p text:style-name="P4">1. Good things not due to our nature as such are called <text:s/>_ _ _ _ _ _ _ .</text:p>
      <text:p text:style-name="P4">2. God gave Adam these three supernatural gifts</text:p>
      <text:list xml:id="list8254047260378970819" text:style-name="L1">
        <text:list-item>
          <text:p text:style-name="P5"><text:s/>_ _ _ _ _ _ _ <text:s/></text:p>
        </text:list-item>
        <text:list-item>
          <text:p text:style-name="P5"><text:s/>_ _ _ _ _ _ _ <text:s/></text:p>
        </text:list-item>
        <text:list-item>
          <text:p text:style-name="P5"><text:s/>_ _ _ _ _ _ _ .</text:p>
        </text:list-item>
      </text:list>
      <text:p text:style-name="P4">3. And these four preternatural gifts</text:p>
      <text:list xml:id="list8923015062756708217" text:style-name="L2">
        <text:list-item>
          <text:p text:style-name="P6"><text:s/>_ _ _ _ _ _ _ <text:s/></text:p>
        </text:list-item>
        <text:list-item>
          <text:p text:style-name="P6"><text:s/>_ _ _ _ _ _ _ <text:s/></text:p>
        </text:list-item>
        <text:list-item>
          <text:p text:style-name="P6"><text:s/>_ _ _ _ _ _ _ <text:s/></text:p>
        </text:list-item>
        <text:list-item>
          <text:p text:style-name="P6"><text:s/>_ _ _ _ _ _ _ .</text:p>
        </text:list-item>
      </text:list>
      <text:p text:style-name="P1"><text:span text:style-name="T1">4. Gifts which perfect man within the limits of his own order are called (</text:span><text:span text:style-name="T2">supernatural</text:span><text:span text:style-name="T1">) (</text:span><text:span text:style-name="T2">preternatural</text:span><text:span text:style-name="T1">) gifts.</text:span></text:p>
      <text:p text:style-name="P4">5. The warring between our lower and our higher nature is called <text:s/>_ _ _ _ _ _ _ .</text:p>
      <text:p text:style-name="P1"><text:span text:style-name="T1">6. In us, concupiscence (</text:span><text:span text:style-name="T2">is</text:span><text:span text:style-name="T1">) (</text:span><text:span text:style-name="T2">is not</text:span><text:span text:style-name="T1">) a personal sin.</text:span></text:p>
      <text:p text:style-name="P4">7. Adam had full realisation and full freedom when he sinned, because he had the gift of <text:s/>_ _ _ _ _ _ _ .</text:p>
      <text:p text:style-name="P4">8. One of the gifts given to Adam was a personal gift. This was the gift of <text:s/>_ _ _ _ _ _ _ .</text:p>
      <text:p text:style-name="P4">9. The other gifts were intended by God to come to us through natural <text:s/>_ _ _ _ _ _ _ <text:s/>from Adam.</text:p>
      <text:p text:style-name="P4">10. Adam's sin was a sin of <text:s/>_ _ _ _ _ _ _ <text:s/>which manifested itself in <text:s/>_ _ _ _ _ _ _ .</text:p>
      <text:p text:style-name="P4">11. Adam wanted to be his own supreme rule of <text:s/>_ _ _ _ _ _ _ .</text:p>
      <text:p text:style-name="P4">12. The devil said: “You shall be as <text:s/>_ _ _ _ _ _ _ , knowing <text:s/>_ _ _ _ _ _ _ <text:s/>and <text:s/>_ _ _ _ _ _ _ .”</text:p>
      <text:p text:style-name="P1"><text:span text:style-name="T1">13. Adam's sin was a (</text:span><text:span text:style-name="T2">mortal</text:span><text:span text:style-name="T1">) (</text:span><text:span text:style-name="T2">venial</text:span><text:span text:style-name="T1">) sin.</text:span></text:p>
      <text:p text:style-name="P4">14. Adam (had) (did not have) the beatific vision when on earth.</text:p>
      <text:p text:style-name="P1"><text:span text:style-name="T1">15. In us, original sin is an (</text:span><text:span text:style-name="T2">actual</text:span><text:span text:style-name="T1">) (</text:span><text:span text:style-name="T2">habitual</text:span><text:span text:style-name="T1">) sin.</text:span></text:p>
      <text:p text:style-name="P1"><text:soft-page-break/><text:span text:style-name="T1">16. In us, original sin is (</text:span><text:span text:style-name="T2">a personal sin</text:span><text:span text:style-name="T1">) (</text:span><text:span text:style-name="T2">a sin of nature</text:span><text:span text:style-name="T1">).</text:span></text:p>
      <text:p text:style-name="P1"><text:span text:style-name="T1">17. In us original sin is something we (</text:span><text:span text:style-name="T2">do</text:span><text:span text:style-name="T1">) (</text:span><text:span text:style-name="T2">inherit</text:span><text:span text:style-name="T1">). It is a <text:s/>_ _ _ _ _ _ _ <text:s/>of sin.</text:span></text:p>
      <text:p text:style-name="P4">18. We are born without any supernatural and any <text:s/>_ _ _ _ _ _ _ <text:s/>gifts.</text:p>
      <text:p text:style-name="P4">19. In losing sanctifying grace, we have lost also the <text:s/>_ _ _ _ _ _ _ <text:s/>virtues and the <text:s/>_ _ _ _ _ _ _ of the <text:s/>_ _ _ _ _ _ _ .</text:p>
      <text:p text:style-name="P4">20. The following are the faculties or powers in which we are wounded by original sin: our <text:s/>_ _ _ _ _ _ _ , our <text:s/>_ _ _ _ _ _ _ <text:s/>and our <text:s/>_ _ _ _ _ _ _ .</text:p>
      <text:p text:style-name="P4">21. There are three kinds of baptism: baptism of <text:s/>_ _ _ _ _ _ _ , baptism of <text:s/>_ _ _ _ _ _ _ <text:s/>and baptism of <text:s/>_ _ _ _ _ _ _ .</text:p>
      <text:p text:style-name="P4">22. St. Paul reminds us that “Where sin abounded, <text:s/>_ _ _ _ _ _ _ <text:s/>did more abound.”</text:p>
      <text:p text:style-name="P4">23. Instead of having Adam as our teacher, we have now Christ's everlasting and infallible <text:s/>_ _ _ _ _ _ _ .</text:p>
      <text:p text:style-name="P4">24. Instead of having Eve as our spiritual mother, we have now <text:s/>_ _ _ _ _ _ _ .</text:p>
      <text:p text:style-name="P4">25. The Church does not hesitate to call Adam's sin a fortunate one, inasmuch as it has brought to us “such and so great a <text:s/>_ _ _ _ _ _ _ .”</text:p>
      <text:p text:style-name="P4"/>
      <text:p text:style-name="P4"/>
      <text:p text:style-name="P7"><text:span text:style-name="T4">1. Good things not due to our nature as such are called (</text:span><text:span text:style-name="T8">gifts</text:span><text:span text:style-name="T4">). 2. God gave Adam these three supernatural gifts (</text:span><text:span text:style-name="T8">sanctifying grace</text:span><text:span text:style-name="T4">) (</text:span><text:span text:style-name="T8">supernatural virtues</text:span><text:span text:style-name="T4">) (</text:span><text:span text:style-name="T8">gifts of the Holy Ghost</text:span><text:span text:style-name="T4">). 3. And these four preternatural gifts (</text:span><text:span text:style-name="T8">integrity or freedom from concupiscence</text:span><text:span text:style-name="T4">) (</text:span><text:span text:style-name="T8">immortality or freedom from death</text:span><text:span text:style-name="T4">) (</text:span><text:span text:style-name="T8">impassibility or freedom from suffering</text:span><text:span text:style-name="T4">) (</text:span><text:span text:style-name="T8">infused knowledge</text:span><text:span text:style-name="T4">). 4. Gifts which perfect man within the limits of his own order are called (supernatural) (</text:span><text:span text:style-name="T7">preternatural</text:span><text:span text:style-name="T4">) gifts. 5. The warring between our lower and our higher nature is called (</text:span><text:span text:style-name="T8">concupiscence</text:span><text:span text:style-name="T4">). 6. In us, concupiscence (is) (</text:span><text:span text:style-name="T7">is not</text:span><text:span text:style-name="T4">) a personal sin. 7. Adam had full realisation and full freedom when he sinned, because he had the gift of (</text:span><text:span text:style-name="T8">integrity</text:span><text:span text:style-name="T4">). 8. One of the gifts given to Adam was a personal gift. This was the gift of (</text:span><text:span text:style-name="T8">infused knowledge</text:span><text:span text:style-name="T4">). 9. The other gifts were intended by God to come to us through natural (...) from Adam. 10. Adam's sin was a sin of (</text:span><text:span text:style-name="T8">pride</text:span><text:span text:style-name="T4">) which manifested itself in (</text:span><text:span text:style-name="T8">disobedience</text:span><text:span text:style-name="T4">). 11. Adam wanted to be his own supreme rule of (</text:span><text:span text:style-name="T8">morality</text:span><text:span text:style-name="T4">). 12. The devil said: “You shall be as (</text:span><text:span text:style-name="T8">gods</text:span><text:span text:style-name="T4">), knowing (</text:span><text:span text:style-name="T8">good</text:span><text:span text:style-name="T4">) and (</text:span><text:span text:style-name="T8">evil</text:span><text:span text:style-name="T4">).” 13. Adam's sin was a (</text:span><text:span text:style-name="T7">mortal</text:span><text:span text:style-name="T4">) (venial) sin. 14. Adam (had) (</text:span><text:span text:style-name="T7">did not have</text:span><text:span text:style-name="T4">) the beatific vision when on earth. 15. In us, original sin is an (actual) (</text:span><text:span text:style-name="T7">habitual</text:span><text:span text:style-name="T4">) sin. 16. In us, original sin is (a personal sin) (</text:span><text:span text:style-name="T7">a sin of nature</text:span><text:span text:style-name="T4">). 17. In us original sin is something we (do) (</text:span><text:span text:style-name="T7">inherit</text:span><text:span text:style-name="T4">). It is a (</text:span><text:span text:style-name="T8">state</text:span><text:span text:style-name="T4">) of sin. 18. We are born without any supernatural and any (</text:span><text:span text:style-name="T8">preternatural</text:span><text:span text:style-name="T4">) gifts. 19. In losing sanctifying grace, we have lost also the (</text:span><text:span text:style-name="T8">supernatural</text:span><text:span text:style-name="T4">) virtues and the (</text:span><text:span text:style-name="T8">gifts</text:span><text:span text:style-name="T4">) of the (</text:span><text:span text:style-name="T8">Holy Ghost</text:span><text:span text:style-name="T4">). 20. The following are the faculties or powers in which we are wounded by original sin: our (</text:span><text:span text:style-name="T8">intellect</text:span><text:span text:style-name="T4">), our (</text:span><text:span text:style-name="T8">will</text:span><text:span text:style-name="T4">) and our (</text:span><text:span text:style-name="T8">appetites</text:span><text:span text:style-name="T4">). 21. There are three kinds of baptism: baptism of (</text:span><text:span text:style-name="T8">water</text:span><text:span text:style-name="T4">), baptism of (</text:span><text:span text:style-name="T8">desire</text:span><text:span text:style-name="T4">) and baptism of (</text:span><text:span text:style-name="T8">blood</text:span><text:span text:style-name="T4">). 22. St. Paul reminds us that “Where sin abounded, (</text:span><text:span text:style-name="T8">grace</text:span><text:span text:style-name="T4">) did more abound.” 23. Instead of having Adam as our teacher, we have now Christ's everlasting and infallible (</text:span><text:span text:style-name="T8">Church</text:span><text:span text:style-name="T4">). 24. Instead of having Eve as our spiritual mother, we have now (</text:span><text:span text:style-name="T8">Mary</text:span><text:span text:style-name="T4">). 25. The Church does not hesitate to call Adam's sin a fortunate one, inasmuch as it has brought to us “such and so great a (</text:span><text:span text:style-name="T8">Redeemer</text:span><text:span text:style-name="T4">)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JARDOTTY" svg:font-family="JARDOTTY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9:41:57.754835217</meta:creation-date>
    <meta:print-date>2016-02-15T09:47:43.950380982</meta:print-date>
    <dc:date>2016-02-17T10:00:39.483860289</dc:date>
    <meta:editing-duration>PT12M1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35" meta:word-count="969" meta:character-count="4508" meta:non-whitespace-character-count="3528"/>
  </office:meta>
</office:document-meta>
</file>